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4 soutenance</text:p>
      <text:p text:style-name="Standard"/>
      <text:p text:style-name="Standard">avant de vous montrer le site apres les modification je souhaiterais dabort vous presenter les rapports d'analise avant apres </text:p>
      <text:p text:style-name="Standard"/>
      <text:p text:style-name="P1">penser a en lire que 10</text:p>
      <text:p text:style-name="P1">en lisant les seo puis les accesibilité,</text:p>
      <text:p text:style-name="Standard">Rapport d'optimisation </text:p>
      <text:p text:style-name="Standard">INDEX passe de 74% a 100% avec un temps de charge en moyenne de 9seconde a 4seconde</text:p>
      <text:p text:style-name="Standard">Pour la page 2 nous reston a 100% avec une amelioration sur l'accesibiliter et nous avions un temps de charge a 5 seconde nous passon a 2 seconde ,</text:p>
      <text:p text:style-name="Standard">finir en montrant les pages modifier et montrer les modifications apporter 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5T13:33:13.04</meta:creation-date>
    <dc:date>2021-10-26T10:08:05.49</dc:date>
    <meta:editing-duration>PT16M2S</meta:editing-duration>
    <meta:editing-cycles>3</meta:editing-cycles>
    <meta:generator>OpenOffice/4.1.9$Win32 OpenOffice.org_project/419m1$Build-9805</meta:generator>
    <meta:document-statistic meta:table-count="0" meta:image-count="0" meta:object-count="0" meta:page-count="1" meta:paragraph-count="8" meta:word-count="94" meta:character-count="531"/>
  </office:meta>
</office:document-meta>
</file>